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kajal_test]&gt; create table peoples (age INT,name varchar(150));</text:p>
      <text:p text:style-name="Standard">Query OK, 0 rows affected (0.280 sec)</text:p>
      <text:p text:style-name="Standard"/>
      <text:p text:style-name="Standard">MariaDB [kajal_test]&gt; delimiter ;</text:p>
      <text:p text:style-name="Standard">MariaDB [kajal_test]&gt; insert into peoples values (-20,'sod'),(30,'josh');</text:p>
      <text:p text:style-name="Standard">Query OK, 2 rows affected (0.048 sec)</text:p>
      <text:p text:style-name="Standard">Records: 2 <text:s/>Duplicates: 0 <text:s/>Warnings: 0</text:p>
      <text:p text:style-name="Standard"/>
      <text:p text:style-name="Standard">MariaDB [kajal_test]&gt; select * from peoples;</text:p>
      <text:p text:style-name="Standard">+------+------+</text:p>
      <text:p text:style-name="Standard">| age <text:s/>| name |</text:p>
      <text:p text:style-name="Standard">+------+------+</text:p>
      <text:p text:style-name="Standard">| <text:s text:c="3"/>0 | sod <text:s/>|</text:p>
      <text:p text:style-name="Standard">| <text:s text:c="2"/>30 | josh |</text:p>
      <text:p text:style-name="Standard">+------+------+</text:p>
      <text:p text:style-name="Standard">2 rows in set (0.0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8:51:08.619709099</meta:creation-date>
    <dc:date>2021-11-16T18:58:00.623868224</dc:date>
    <meta:editing-duration>PT6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75" meta:character-count="448" meta:non-whitespace-character-count="384"/>
  </office:meta>
</office:document-meta>
</file>